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7.99cm" fo:margin-left="2.286cm" table:align="left"/>
    </style:style>
    <style:style style:name="Tabelle1.A" style:family="table-column">
      <style:table-column-properties style:column-width="2.66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99cm" fo:margin-left="2.286cm" table:align="left"/>
    </style:style>
    <style:style style:name="Tabelle2.A" style:family="table-column">
      <style:table-column-properties style:column-width="2.66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7.99cm" fo:margin-left="2.286cm" table:align="left"/>
    </style:style>
    <style:style style:name="Tabelle3.A" style:family="table-column">
      <style:table-column-properties style:column-width="2.663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7.99cm" fo:margin-left="2.286cm" table:align="left"/>
    </style:style>
    <style:style style:name="Tabelle4.A" style:family="table-column">
      <style:table-column-properties style:column-width="2.66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7.99cm" fo:margin-left="2.286cm" table:align="left"/>
    </style:style>
    <style:style style:name="Tabelle5.A" style:family="table-column">
      <style:table-column-properties style:column-width="3.995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573cm" fo:margin-left="4.376cm" table:align="left"/>
    </style:style>
    <style:style style:name="Tabelle6.A" style:family="table-column">
      <style:table-column-properties style:column-width="1.681cm"/>
    </style:style>
    <style:style style:name="Tabelle6.D" style:family="table-column">
      <style:table-column-properties style:column-width="1.679cm"/>
    </style:style>
    <style:style style:name="Tabelle6.E" style:family="table-column">
      <style:table-column-properties style:column-width="1.85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E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ff0000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/>
    </style:style>
    <style:style style:name="P9" style:family="paragraph" style:parent-style-name="Table_20_Contents">
      <style:paragraph-properties fo:text-align="start" style:justify-single-word="false"/>
      <style:text-properties fo:color="#0000ff"/>
    </style:style>
    <style:style style:name="P10" style:family="paragraph" style:parent-style-name="Table_20_Contents">
      <style:paragraph-properties fo:text-align="start" style:justify-single-word="false"/>
      <style:text-properties fo:color="#ff6633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7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Times New Roman" style:font-name-asian="Droid Sans Fallback" style:font-name-complex="Lohit Hindi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cm" fo:border-left="none" fo:border-right="none" fo:border-top="0.26pt solid #ff0000" fo:border-bottom="none" style:shadow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cm" fo:border-left="none" fo:border-right="none" fo:border-top="0.26pt solid #0000ff" fo:border-bottom="none" style:shadow="none" draw:ole-draw-aspect="1"/>
    </style:style>
    <style:style style:name="fr4" style:family="graphic" style:parent-style-name="Formula">
      <style:graphic-properties style:vertical-pos="from-top" fo:padding="0.049cm" fo:border="0.26pt solid #ff0000" style:shadow="none" draw:ole-draw-aspect="1"/>
    </style:style>
    <style:style style:name="fr5" style:family="graphic" style:parent-style-name="Formula">
      <style:graphic-properties style:vertical-pos="from-top" fo:padding="0.049cm" fo:border="0.26pt solid #0000ff" style:shadow="none" draw:ole-draw-aspect="1"/>
    </style:style>
    <style:style style:name="fr6" style:family="graphic" style:parent-style-name="Formula">
      <style:graphic-properties style:vertical-pos="from-top" fo:padding="0.049cm" fo:border="0.26pt solid #00ff00" style:shadow="none" draw:ole-draw-aspect="1"/>
    </style:style>
    <style:style style:name="fr7" style:family="graphic" style:parent-style-name="Formula">
      <style:graphic-properties style:vertical-pos="from-top" fo:padding="0.049cm" fo:border="0.26pt solid #ff6633" style:shadow="none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635cm" style:run-through="foreground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3333" draw:fill="solid" draw:fill-color="#ffffff" draw:textarea-horizontal-align="justify" draw:textarea-vertical-align="middle" draw:auto-grow-height="false" style:run-through="foreground"/>
    </style:style>
    <style:style style:name="gr9" style:family="graphic">
      <style:graphic-properties svg:stroke-color="#0000ff" draw:fill="solid" draw:fill-color="#ffffff" draw:textarea-horizontal-align="justify" draw:textarea-vertical-align="middle" draw:auto-grow-height="false" style:run-through="foreground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gitaltechnik</text:p>
      <text:p text:style-name="P4"/>
      <text:p text:style-name="P1">1.) Duale Zahlensysteme</text:p>
      <text:p text:style-name="P4"><draw:line text:anchor-type="paragraph" draw:z-index="0" draw:style-name="gr1" draw:text-style-name="P17" svg:x1="2.951cm" svg:y1="0.192cm" svg:x2="6.1cm" svg:y2="0.192cm"><text:p/></draw:line><text:tab/>Dezimal <text:tab/><text:tab/><text:tab/>Dual</text:p>
      <text:list xml:id="list903376468" text:style-name="L1">
        <text:list-item>
          <text:list>
            <text:list-item>
              <text:list>
                <text:list-item>
                  <text:p text:style-name="P12">Möglichkeit Zerlegeverfahren</text:p>
                </text:list-item>
                <text:list-item>
                  <text:p text:style-name="P12">Möglichkeit Restwertverfahren</text:p>
                </text:list-item>
              </text:list>
            </text:list-item>
          </text:list>
        </text:list-item>
      </text:list>
      <text:list xml:id="list1162679762" text:style-name="L2">
        <text:list-item>
          <text:p text:style-name="P16">Zerlegeverfahren</text:p>
          <text:p text:style-name="P13">Bsp: 125</text:p>
          <text:p text:style-name="P13">64 + 32 + 16 + 8 + 1 = 2<text:span text:style-name="T1">6</text:span> + 2<text:span text:style-name="T1">5</text:span> + 2<text:span text:style-name="T1">4</text:span> + 2<text:span text:style-name="T1">3</text:span> + 2<text:span text:style-name="T1">2</text:span> + 2<text:span text:style-name="T1">0</text:span> = 01111101</text:p>
        </text:list-item>
      </text:list>
      <text:p text:style-name="P4"/>
      <text:p text:style-name="P1">2.) Logische Grundbausteine</text:p>
      <text:p text:style-name="P4"><text:tab/>A<text:span text:style-name="T2">ND – Verknüpfung</text:span></text:p>
      <text:p text:style-name="P4"><text:span text:style-name="T2"><text:tab/></text:span> <text:s/><text:span text:style-name="T3">Wahrheitstabelle:</text:span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>E1</text:p>
          </table:table-cell>
          <table:table-cell table:style-name="Tabelle1.A1" office:value-type="string">
            <text:p text:style-name="P6">E2</text:p>
          </table:table-cell>
          <table:table-cell table:style-name="Tabelle1.C1" office:value-type="string">
            <text:p text:style-name="P6">A</text:p>
          </table:table-cell>
        </table:table-row>
        <table:table-row>
          <table:table-cell table:style-name="Tabelle1.A2" office:value-type="string">
            <text:p text:style-name="P6">0</text:p>
          </table:table-cell>
          <table:table-cell table:style-name="Tabelle1.A2" office:value-type="string">
            <text:p text:style-name="P6">0</text:p>
          </table:table-cell>
          <table:table-cell table:style-name="Tabelle1.C2" office:value-type="string">
            <text:p text:style-name="P6">0</text:p>
          </table:table-cell>
        </table:table-row>
        <table:table-row>
          <table:table-cell table:style-name="Tabelle1.A2" office:value-type="string">
            <text:p text:style-name="P6">0</text:p>
          </table:table-cell>
          <table:table-cell table:style-name="Tabelle1.A2" office:value-type="string">
            <text:p text:style-name="P6">1</text:p>
          </table:table-cell>
          <table:table-cell table:style-name="Tabelle1.C2" office:value-type="string">
            <text:p text:style-name="P6">0</text:p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6">0</text:p>
          </table:table-cell>
          <table:table-cell table:style-name="Tabelle1.C2" office:value-type="string">
            <text:p text:style-name="P6">0</text:p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6">1</text:p>
          </table:table-cell>
          <table:table-cell table:style-name="Tabelle1.C2" office:value-type="string">
            <text:p text:style-name="P6">1</text:p>
          </table:table-cell>
        </table:table-row>
      </table:table>
      <text:p text:style-name="P4"/>
      <text:p text:style-name="P4"><text:tab/>l<text:span text:style-name="T3">ogische Gleichung:</text:span></text:p>
      <text:p text:style-name="P4"/>
      <text:p text:style-name="P4"><text:tab/><text:tab/><draw:frame draw:style-name="fr1" draw:name="Objekt1" text:anchor-type="as-char" svg:y="-0.377cm" svg:width="2.215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tab/><text:span text:style-name="T3">Symbol:</text:span></text:p>
      <text:p text:style-name="P4"><draw:g text:anchor-type="paragraph" draw:z-index="2" draw:style-name="gr2"><draw:g draw:style-name="gr3"><draw:rect draw:style-name="gr4" draw:text-style-name="P17" svg:width="1.5cm" svg:height="1.5cm" svg:x="2.667cm" svg:y="0.269cm"><text:p text:style-name="P17">&amp;</text:p></draw:rect><draw:line draw:style-name="gr5" draw:text-style-name="P17" svg:x1="2.667cm" svg:y1="0.635cm" svg:x2="1.632cm" svg:y2="0.635cm"><text:p/></draw:line><draw:line draw:style-name="gr5" draw:text-style-name="P17" svg:x1="2.667cm" svg:y1="1.449cm" svg:x2="1.632cm" svg:y2="1.449cm"><text:p/></draw:line><draw:line draw:style-name="gr5" draw:text-style-name="P17" svg:x1="5.203cm" svg:y1="0.926cm" svg:x2="4.168cm" svg:y2="0.926cm"><text:p/></draw:line></draw:g><draw:frame draw:style-name="gr6" svg:width="0.742cm" svg:height="0.636cm" svg:x="1.764cm" svg:y="0.213cm"><draw:text-box><text:p>E1</text:p></draw:text-box></draw:frame><draw:frame draw:style-name="gr6" svg:width="0.742cm" svg:height="0.636cm" svg:x="1.711cm" svg:y="1.007cm"><draw:text-box><text:p>E2</text:p></draw:text-box></draw:frame><draw:frame draw:style-name="gr6" svg:width="0.742cm" svg:height="0.636cm" svg:x="4.41cm" svg:y="0.478cm"><draw:text-box><text:p>A</text:p></draw:text-box></draw:frame></draw:g><text:tab/></text:p>
      <text:p text:style-name="P4"/>
      <text:p text:style-name="P4"/>
      <text:p text:style-name="P4"/>
      <text:p text:style-name="P4"/>
      <text:p text:style-name="P4"><text:tab/><text:span text:style-name="T4">NAND – Verknüpfung</text:span><text:span text:style-name="T2"> </text:span>(= negiertes AND)</text:p>
      <text:p text:style-name="P4"><text:tab/><text:span text:style-name="T3">Wahrheitstabelle: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6">E1</text:p>
          </table:table-cell>
          <table:table-cell table:style-name="Tabelle2.A1" office:value-type="string">
            <text:p text:style-name="P6">E2</text:p>
          </table:table-cell>
          <table:table-cell table:style-name="Tabelle2.C1" office:value-type="string">
            <text:p text:style-name="P6">A</text:p>
          </table:table-cell>
        </table:table-row>
        <table:table-row>
          <table:table-cell table:style-name="Tabelle2.A2" office:value-type="string">
            <text:p text:style-name="P6">0</text:p>
          </table:table-cell>
          <table:table-cell table:style-name="Tabelle2.A2" office:value-type="string">
            <text:p text:style-name="P6">0</text:p>
          </table:table-cell>
          <table:table-cell table:style-name="Tabelle2.C2" office:value-type="string">
            <text:p text:style-name="P7">1</text:p>
          </table:table-cell>
        </table:table-row>
        <table:table-row>
          <table:table-cell table:style-name="Tabelle2.A2" office:value-type="string">
            <text:p text:style-name="P6">0</text:p>
          </table:table-cell>
          <table:table-cell table:style-name="Tabelle2.A2" office:value-type="string">
            <text:p text:style-name="P6">1</text:p>
          </table:table-cell>
          <table:table-cell table:style-name="Tabelle2.C2" office:value-type="string">
            <text:p text:style-name="P7">1</text:p>
          </table:table-cell>
        </table:table-row>
        <table:table-row>
          <table:table-cell table:style-name="Tabelle2.A2" office:value-type="string">
            <text:p text:style-name="P6">1</text:p>
          </table:table-cell>
          <table:table-cell table:style-name="Tabelle2.A2" office:value-type="string">
            <text:p text:style-name="P6">0</text:p>
          </table:table-cell>
          <table:table-cell table:style-name="Tabelle2.C2" office:value-type="string">
            <text:p text:style-name="P7">1</text:p>
          </table:table-cell>
        </table:table-row>
        <table:table-row>
          <table:table-cell table:style-name="Tabelle2.A2" office:value-type="string">
            <text:p text:style-name="P6">1</text:p>
          </table:table-cell>
          <table:table-cell table:style-name="Tabelle2.A2" office:value-type="string">
            <text:p text:style-name="P6">1</text:p>
          </table:table-cell>
          <table:table-cell table:style-name="Tabelle2.C2" office:value-type="string">
            <text:p text:style-name="P7">0</text:p>
          </table:table-cell>
        </table:table-row>
      </table:table>
      <text:p text:style-name="P4"><text:tab/></text:p>
      <text:p text:style-name="P4"><text:tab/><text:span text:style-name="T3">logische Gleichung:</text:span></text:p>
      <text:p text:style-name="P4"><text:tab/><text:tab/><draw:frame draw:style-name="fr2" draw:name="Objekt2" text:anchor-type="as-char" svg:y="-0.379cm" svg:width="2.215cm" svg:height="0.47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g text:anchor-type="paragraph" draw:z-index="4" draw:name="NAND Baustein" draw:style-name="gr7"><draw:rect draw:style-name="gr4" draw:text-style-name="P17" svg:width="1.5cm" svg:height="1.5cm" svg:x="2.746cm" svg:y="0.82cm"><text:p text:style-name="P17">&amp;</text:p></draw:rect><draw:line draw:style-name="gr5" draw:text-style-name="P17" svg:x1="2.746cm" svg:y1="1.187cm" svg:x2="1.711cm" svg:y2="1.187cm"><text:p/></draw:line><draw:line draw:style-name="gr5" draw:text-style-name="P17" svg:x1="2.746cm" svg:y1="2cm" svg:x2="1.711cm" svg:y2="2cm"><text:p/></draw:line><draw:line draw:style-name="gr5" draw:text-style-name="P17" svg:x1="5.531cm" svg:y1="1.371cm" svg:x2="4.496cm" svg:y2="1.371cm"><text:p/></draw:line><draw:frame draw:style-name="gr6" svg:width="0.742cm" svg:height="0.636cm" svg:x="1.843cm" svg:y="0.764cm"><draw:text-box><text:p>E1</text:p></draw:text-box></draw:frame><draw:frame draw:style-name="gr6" svg:width="0.742cm" svg:height="0.636cm" svg:x="1.79cm" svg:y="1.558cm"><draw:text-box><text:p>E2</text:p></draw:text-box></draw:frame><draw:frame draw:style-name="gr6" svg:width="0.742cm" svg:height="0.636cm" svg:x="4.815cm" svg:y="0.923cm"><draw:text-box><text:p>A</text:p></draw:text-box></draw:frame><draw:custom-shape draw:style-name="gr8" draw:text-style-name="P17" svg:width="0.251cm" svg:height="0.251cm" svg:x="4.246cm" svg:y="1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tab/><text:span text:style-name="T3">Symbol:</text:span></text:p>
      <text:p text:style-name="P4"/>
      <text:p text:style-name="P4"/>
      <text:p text:style-name="P4"/>
      <text:p text:style-name="P4"/>
      <text:p text:style-name="P4"/>
      <text:p text:style-name="P4"><text:tab/></text:p>
      <text:p text:style-name="P4"/>
      <text:p text:style-name="P4"><text:soft-page-break/><text:tab/><text:span text:style-name="T4">OR-Verknüpfung</text:span></text:p>
      <text:p text:style-name="P4"><text:tab/><text:span text:style-name="T3">logische Gleichung:</text:span></text:p>
      <text:p text:style-name="P4"><text:tab/><text:tab/><draw:frame draw:style-name="fr1" draw:name="Objekt3" text:anchor-type="as-char" svg:y="-0.377cm" svg:width="2.215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text:tab/><text:span text:style-name="T3">Wahrheitstabelle:</text:span>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6">E1</text:p>
          </table:table-cell>
          <table:table-cell table:style-name="Tabelle3.A1" office:value-type="string">
            <text:p text:style-name="P6">E2</text:p>
          </table:table-cell>
          <table:table-cell table:style-name="Tabelle3.C1" office:value-type="string">
            <text:p text:style-name="P6">A</text:p>
          </table:table-cell>
        </table:table-row>
        <table:table-row>
          <table:table-cell table:style-name="Tabelle3.A2" office:value-type="string">
            <text:p text:style-name="P6">0</text:p>
          </table:table-cell>
          <table:table-cell table:style-name="Tabelle3.A2" office:value-type="string">
            <text:p text:style-name="P6">0</text:p>
          </table:table-cell>
          <table:table-cell table:style-name="Tabelle3.C2" office:value-type="string">
            <text:p text:style-name="P8">0</text:p>
          </table:table-cell>
        </table:table-row>
        <table:table-row>
          <table:table-cell table:style-name="Tabelle3.A2" office:value-type="string">
            <text:p text:style-name="P6">0</text:p>
          </table:table-cell>
          <table:table-cell table:style-name="Tabelle3.A2" office:value-type="string">
            <text:p text:style-name="P6">1</text:p>
          </table:table-cell>
          <table:table-cell table:style-name="Tabelle3.C2" office:value-type="string">
            <text:p text:style-name="P8">1</text:p>
          </table:table-cell>
        </table:table-row>
        <table:table-row>
          <table:table-cell table:style-name="Tabelle3.A2" office:value-type="string">
            <text:p text:style-name="P6">1</text:p>
          </table:table-cell>
          <table:table-cell table:style-name="Tabelle3.A2" office:value-type="string">
            <text:p text:style-name="P6">0</text:p>
          </table:table-cell>
          <table:table-cell table:style-name="Tabelle3.C2" office:value-type="string">
            <text:p text:style-name="P8">1</text:p>
          </table:table-cell>
        </table:table-row>
        <table:table-row>
          <table:table-cell table:style-name="Tabelle3.A2" office:value-type="string">
            <text:p text:style-name="P6">1</text:p>
          </table:table-cell>
          <table:table-cell table:style-name="Tabelle3.A2" office:value-type="string">
            <text:p text:style-name="P6">1</text:p>
          </table:table-cell>
          <table:table-cell table:style-name="Tabelle3.C2" office:value-type="string">
            <text:p text:style-name="P8">1</text:p>
          </table:table-cell>
        </table:table-row>
      </table:table>
      <text:p text:style-name="Standard"/>
      <text:p text:style-name="Standard"><text:tab/><text:span text:style-name="T3">Symbol:</text:span></text:p>
      <text:p text:style-name="P2"><draw:g text:anchor-type="paragraph" draw:z-index="6" draw:style-name="gr7"><draw:g draw:style-name="gr3"><draw:rect draw:style-name="gr4" draw:text-style-name="P17" svg:width="1.5cm" svg:height="1.5cm" svg:x="2.984cm" svg:y="0.224cm"><text:p text:style-name="P17">≥<text:span text:style-name="T8"> </text:span><text:span text:style-name="T8">1</text:span></text:p></draw:rect><draw:line draw:style-name="gr5" draw:text-style-name="P17" svg:x1="2.984cm" svg:y1="0.591cm" svg:x2="1.949cm" svg:y2="0.591cm"><text:p/></draw:line><draw:line draw:style-name="gr5" draw:text-style-name="P17" svg:x1="2.984cm" svg:y1="1.404cm" svg:x2="1.949cm" svg:y2="1.404cm"><text:p/></draw:line><draw:line draw:style-name="gr5" draw:text-style-name="P17" svg:x1="5.519cm" svg:y1="0.882cm" svg:x2="4.484cm" svg:y2="0.882cm"><text:p/></draw:line></draw:g><draw:frame draw:style-name="gr6" svg:width="0.742cm" svg:height="0.636cm" svg:x="2.081cm" svg:y="0.168cm"><draw:text-box><text:p>E1</text:p></draw:text-box></draw:frame><draw:frame draw:style-name="gr6" svg:width="0.742cm" svg:height="0.636cm" svg:x="2.028cm" svg:y="0.962cm"><draw:text-box><text:p>E2</text:p></draw:text-box></draw:frame><draw:frame draw:style-name="gr6" svg:width="0.742cm" svg:height="0.636cm" svg:x="4.727cm" svg:y="0.433cm"><draw:text-box><text:p>A</text:p></draw:text-box></draw:frame></draw:g></text:p>
      <text:p text:style-name="P2"/>
      <text:p text:style-name="P2"/>
      <text:p text:style-name="P2"/>
      <text:p text:style-name="Standard"><text:span text:style-name="T6"><text:tab/></text:span><text:span text:style-name="T4">NOR-Verknüpfung</text:span><text:span text:style-name="T7"> (= negiertes OR)</text:span></text:p>
      <text:p text:style-name="Standard"><text:span text:style-name="T7"><text:tab/></text:span><text:span text:style-name="T5">logische Gleichung:</text:span></text:p>
      <text:p text:style-name="Standard"><text:span text:style-name="T7"><text:tab/><text:tab/></text:span><text:span text:style-name="T7"><draw:frame draw:style-name="fr3" draw:name="Objekt4" text:anchor-type="as-char" svg:y="-0.377cm" svg:width="2.217cm" svg:height="0.478cm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/text:p>
      <text:p text:style-name="P3"/>
      <text:p text:style-name="Standard"><text:span text:style-name="T7"><text:tab/></text:span><text:span text:style-name="T5">Wahrheitstabelle:</text:span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6">E1</text:p>
          </table:table-cell>
          <table:table-cell table:style-name="Tabelle4.A1" office:value-type="string">
            <text:p text:style-name="P6">E2</text:p>
          </table:table-cell>
          <table:table-cell table:style-name="Tabelle4.C1" office:value-type="string">
            <text:p text:style-name="P6">A</text:p>
          </table:table-cell>
        </table:table-row>
        <table:table-row>
          <table:table-cell table:style-name="Tabelle4.A2" office:value-type="string">
            <text:p text:style-name="P6">0</text:p>
          </table:table-cell>
          <table:table-cell table:style-name="Tabelle4.A2" office:value-type="string">
            <text:p text:style-name="P6">0</text:p>
          </table:table-cell>
          <table:table-cell table:style-name="Tabelle4.C2" office:value-type="string">
            <text:p text:style-name="P9">1</text:p>
          </table:table-cell>
        </table:table-row>
        <table:table-row>
          <table:table-cell table:style-name="Tabelle4.A2" office:value-type="string">
            <text:p text:style-name="P6">0</text:p>
          </table:table-cell>
          <table:table-cell table:style-name="Tabelle4.A2" office:value-type="string">
            <text:p text:style-name="P6">1</text:p>
          </table:table-cell>
          <table:table-cell table:style-name="Tabelle4.C2" office:value-type="string">
            <text:p text:style-name="P9">0</text:p>
          </table:table-cell>
        </table:table-row>
        <table:table-row>
          <table:table-cell table:style-name="Tabelle4.A2" office:value-type="string">
            <text:p text:style-name="P6">1</text:p>
          </table:table-cell>
          <table:table-cell table:style-name="Tabelle4.A2" office:value-type="string">
            <text:p text:style-name="P6">0</text:p>
          </table:table-cell>
          <table:table-cell table:style-name="Tabelle4.C2" office:value-type="string">
            <text:p text:style-name="P9">0</text:p>
          </table:table-cell>
        </table:table-row>
        <table:table-row>
          <table:table-cell table:style-name="Tabelle4.A2" office:value-type="string">
            <text:p text:style-name="P6">1</text:p>
          </table:table-cell>
          <table:table-cell table:style-name="Tabelle4.A2" office:value-type="string">
            <text:p text:style-name="P6">1</text:p>
          </table:table-cell>
          <table:table-cell table:style-name="Tabelle4.C2" office:value-type="string">
            <text:p text:style-name="P9">0</text:p>
          </table:table-cell>
        </table:table-row>
      </table:table>
      <text:p text:style-name="P3"><text:tab/></text:p>
      <text:p text:style-name="Standard"><draw:g text:anchor-type="paragraph" draw:z-index="8" draw:style-name="gr7"><draw:rect draw:style-name="gr4" draw:text-style-name="P17" svg:width="1.5cm" svg:height="1.5cm" svg:x="2.746cm" svg:y="0.82cm"><text:p text:style-name="P17">≥<text:span text:style-name="T8"> </text:span><text:span text:style-name="T8">1</text:span></text:p></draw:rect><draw:line draw:style-name="gr5" draw:text-style-name="P17" svg:x1="2.746cm" svg:y1="1.187cm" svg:x2="1.711cm" svg:y2="1.187cm"><text:p/></draw:line><draw:line draw:style-name="gr5" draw:text-style-name="P17" svg:x1="2.746cm" svg:y1="2cm" svg:x2="1.711cm" svg:y2="2cm"><text:p/></draw:line><draw:line draw:style-name="gr5" draw:text-style-name="P17" svg:x1="5.531cm" svg:y1="1.371cm" svg:x2="4.496cm" svg:y2="1.371cm"><text:p/></draw:line><draw:frame draw:style-name="gr6" svg:width="0.742cm" svg:height="0.636cm" svg:x="1.843cm" svg:y="0.764cm"><draw:text-box><text:p>E1</text:p></draw:text-box></draw:frame><draw:frame draw:style-name="gr6" svg:width="0.742cm" svg:height="0.636cm" svg:x="1.79cm" svg:y="1.558cm"><draw:text-box><text:p>E2</text:p></draw:text-box></draw:frame><draw:frame draw:style-name="gr6" svg:width="0.742cm" svg:height="0.636cm" svg:x="4.815cm" svg:y="0.923cm"><draw:text-box><text:p>A</text:p></draw:text-box></draw:frame><draw:custom-shape draw:style-name="gr9" draw:text-style-name="P17" svg:width="0.251cm" svg:height="0.251cm" svg:x="4.246cm" svg:y="1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7"><text:tab/></text:span><text:span text:style-name="T5">Symbolik:</text:span></text:p>
      <text:p text:style-name="P3"/>
      <text:p text:style-name="P3"/>
      <text:p text:style-name="P3"/>
      <text:p text:style-name="P3"/>
      <text:p text:style-name="Standard"><text:span text:style-name="T7"><text:tab/></text:span><text:span text:style-name="T4">Negator-Verknüpfung:</text:span></text:p>
      <text:p text:style-name="Standard"><text:span text:style-name="T7"><text:tab/></text:span><text:span text:style-name="T5">logische Gleichung:</text:span></text:p>
      <text:p text:style-name="Standard"><text:span text:style-name="T7"><text:tab/><text:tab/></text:span><text:span text:style-name="T7"><draw:frame draw:style-name="fr1" draw:name="Objekt5" text:anchor-type="as-char" svg:y="-0.377cm" svg:width="1.628cm" svg:height="0.467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Standard"><text:span text:style-name="T7"><text:tab/></text:span><text:span text:style-name="T5">Wahrheitstabelle:</text:span></text:p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6">E1</text:p>
          </table:table-cell>
          <table:table-cell table:style-name="Tabelle5.B1" office:value-type="string">
            <text:p text:style-name="P8">A</text:p>
          </table:table-cell>
        </table:table-row>
        <table:table-row>
          <table:table-cell table:style-name="Tabelle5.A2" office:value-type="string">
            <text:p text:style-name="P6">0</text:p>
          </table:table-cell>
          <table:table-cell table:style-name="Tabelle5.B2" office:value-type="string">
            <text:p text:style-name="P10">1</text:p>
          </table:table-cell>
        </table:table-row>
        <table:table-row>
          <table:table-cell table:style-name="Tabelle5.A2" office:value-type="string">
            <text:p text:style-name="P6">1</text:p>
          </table:table-cell>
          <table:table-cell table:style-name="Tabelle5.B2" office:value-type="string">
            <text:p text:style-name="P10">0</text:p>
          </table:table-cell>
        </table:table-row>
      </table:table>
      <text:p text:style-name="P3"/>
      <text:p text:style-name="Standard"><text:span text:style-name="T7"><text:tab/></text:span><text:span text:style-name="T5">Symbolik:</text:span></text:p>
      <text:p text:style-name="P3"><draw:g text:anchor-type="paragraph" draw:z-index="10" draw:style-name="gr7"><draw:rect draw:style-name="gr4" draw:text-style-name="P17" svg:width="1.5cm" svg:height="1.5cm" svg:x="2.984cm" svg:y="0.224cm"><text:p text:style-name="P17"><text:span text:style-name="T8">1</text:span></text:p></draw:rect><draw:line draw:style-name="gr5" draw:text-style-name="P17" svg:x1="2.984cm" svg:y1="0.908cm" svg:x2="1.949cm" svg:y2="0.908cm"><text:p/></draw:line><draw:line draw:style-name="gr5" draw:text-style-name="P17" svg:x1="5.519cm" svg:y1="0.881cm" svg:x2="4.484cm" svg:y2="0.881cm"><text:p/></draw:line><draw:frame draw:style-name="gr6" svg:width="0.742cm" svg:height="0.636cm" svg:x="2.081cm" svg:y="0.406cm"><draw:text-box><text:p>E1</text:p></draw:text-box></draw:frame><draw:frame draw:style-name="gr6" svg:width="0.742cm" svg:height="0.636cm" svg:x="4.727cm" svg:y="0.432cm"><draw:text-box><text:p>A</text:p></draw:text-box></draw:frame></draw:g><text:tab/></text:p>
      <text:p text:style-name="P3"/>
      <text:p text:style-name="P3"/>
      <text:p text:style-name="P3"/>
      <text:p text:style-name="P3"/>
      <text:p text:style-name="P3"><text:soft-page-break/><text:tab/><text:span text:style-name="T4">Darstellung in NAND-/NOR Technik</text:span></text:p>
      <text:p text:style-name="P3"><text:tab/>→ Grunsätzlich muss die Grundfunktion (NOT, AND, OR) doppelt negiert werden um in </text:p>
      <text:p text:style-name="P3"><text:tab/> <text:s text:c="4"/>NAND-/NOR Darstellung, in Schaltkreisen, programmiert zu werden.</text:p>
      <text:p text:style-name="P3"/>
      <text:p text:style-name="P3"><text:tab/><text:span text:style-name="T4">Analyse von Binärschaltung</text:span></text:p>
      <text:list xml:id="list1595849859" text:style-name="L3">
        <text:list-item>
          <text:list>
            <text:list-item>
              <text:p text:style-name="P14">Prinzip</text:p>
            </text:list-item>
          </text:list>
        </text:list-item>
      </text:list>
      <text:p text:style-name="P3"><text:tab/><text:tab/>Ermittlung der logischen Gleichung aus:</text:p>
      <text:p text:style-name="P3"><text:tab/><text:tab/><text:tab/><text:tab/>→ Wahrheitstabelle</text:p>
      <text:p text:style-name="P3"><text:tab/><text:tab/><text:tab/><text:tab/>→ logischen Schaltungen</text:p>
      <text:p text:style-name="P3"><text:tab/><text:tab/><text:tab/><text:tab/>→ Impulsdiagramm</text:p>
      <text:list xml:id="list143481128" text:style-name="L4">
        <text:list-item>
          <text:list>
            <text:list-item>
              <text:p text:style-name="P15">Vereinfachung nach KV</text:p>
            </text:list-item>
          </text:list>
        </text:list-item>
      </text:list>
      <text:p text:style-name="P3"><text:tab/><text:tab/>Vorgehensweise:</text:p>
      <text:p text:style-name="P3"><text:tab/><text:tab/><text:tab/>1.) Ermitteln der Eingangsvariablen (3 Eingangsvariablen = 2<text:span text:style-name="T1">4</text:span> = 8 Felder)</text:p>
      <text:p text:style-name="P3"><text:tab/><text:tab/><text:tab/>2.) Bezeichnen der Felder</text:p>
      <table:table table:name="Tabelle6" table:style-name="Tabelle6">
        <table:table-column table:style-name="Tabelle6.A" table:number-columns-repeated="3"/>
        <table:table-column table:style-name="Tabelle6.D"/>
        <table:table-column table:style-name="Tabelle6.E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>2<text:span text:style-name="T1">2</text:span> = 4</text:p>
          </table:table-cell>
          <table:table-cell table:style-name="Tabelle6.A1" office:value-type="string">
            <text:p text:style-name="Table_20_Contents">2<text:span text:style-name="T1">1</text:span> = 2</text:p>
          </table:table-cell>
          <table:table-cell table:style-name="Tabelle6.A1" office:value-type="string">
            <text:p text:style-name="Table_20_Contents">2<text:span text:style-name="T1">0</text:span> = 1</text:p>
          </table:table-cell>
          <table:table-cell table:style-name="Tabelle6.E1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Zeilennr</text:p>
          </table:table-cell>
          <table:table-cell table:style-name="Tabelle6.A2" office:value-type="string">
            <text:p text:style-name="Table_20_Contents">E2</text:p>
          </table:table-cell>
          <table:table-cell table:style-name="Tabelle6.A2" office:value-type="string">
            <text:p text:style-name="Table_20_Contents">E1</text:p>
          </table:table-cell>
          <table:table-cell table:style-name="Tabelle6.A2" office:value-type="string">
            <text:p text:style-name="Table_20_Contents">E0</text:p>
          </table:table-cell>
          <table:table-cell table:style-name="Tabelle6.E2" office:value-type="string">
            <text:p text:style-name="Table_20_Contents">A</text:p>
          </table:table-cell>
        </table:table-row>
        <table:table-row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0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2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3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4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0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5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6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E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>7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E2" office:value-type="string">
            <text:p text:style-name="Table_20_Contents"/>
          </table:table-cell>
        </table:table-row>
      </table:table>
      <text:p text:style-name="P3"><draw:rect text:anchor-type="paragraph" draw:z-index="21" draw:style-name="gr13" draw:text-style-name="P17" svg:width="2.001cm" svg:height="2.001cm" svg:x="8.331cm" svg:y="2.886cm"><text:p/></draw:rect><draw:rect text:anchor-type="paragraph" draw:z-index="20" draw:style-name="gr13" draw:text-style-name="P17" svg:width="2.001cm" svg:height="2.001cm" svg:x="10.331cm" svg:y="2.886cm"><text:p/></draw:rect><draw:rect text:anchor-type="paragraph" draw:z-index="19" draw:style-name="gr12" draw:text-style-name="P17" svg:width="2.001cm" svg:height="2.001cm" svg:x="6.331cm" svg:y="2.886cm"><text:p text:style-name="P17">1</text:p></draw:rect><draw:rect text:anchor-type="paragraph" draw:z-index="17" draw:style-name="gr12" draw:text-style-name="P17" svg:width="2.001cm" svg:height="2.001cm" svg:x="10.331cm" svg:y="0.885cm"><text:p text:style-name="P17">1</text:p></draw:rect><draw:rect text:anchor-type="paragraph" draw:z-index="16" draw:style-name="gr13" draw:text-style-name="P17" svg:width="2.001cm" svg:height="2.001cm" svg:x="8.331cm" svg:y="0.885cm"><text:p/></draw:rect><draw:rect text:anchor-type="paragraph" draw:z-index="15" draw:style-name="gr12" draw:text-style-name="P17" svg:width="2.001cm" svg:height="2.001cm" svg:x="6.331cm" svg:y="0.885cm"><text:p text:style-name="P17">1</text:p></draw:rect><draw:rect text:anchor-type="paragraph" draw:z-index="14" draw:style-name="gr12" draw:text-style-name="P17" svg:width="2.001cm" svg:height="2.001cm" svg:x="4.33cm" svg:y="0.885cm"><text:p text:style-name="P17">1</text:p></draw:rect><draw:line text:anchor-type="paragraph" draw:z-index="12" draw:style-name="gr11" draw:text-style-name="P17" svg:x1="13.804cm" svg:y1="2.489cm" svg:x2="12.534cm" svg:y2="1.695cm"><text:p/></draw:line><draw:line text:anchor-type="paragraph" draw:z-index="13" draw:style-name="gr11" draw:text-style-name="P17" svg:x1="12.481cm" svg:y1="3.997cm" svg:x2="13.804cm" svg:y2="2.489cm"><text:p/></draw:line><draw:frame text:anchor-type="paragraph" draw:z-index="11" draw:style-name="gr10" svg:width="2.647cm" svg:height="0.53cm" svg:x="13.936cm" svg:y="2.267cm"><draw:text-box><text:p>Felder</text:p></draw:text-box></draw:frame><draw:frame text:anchor-type="paragraph" draw:z-index="31" draw:style-name="gr14" svg:width="1.033cm" svg:height="0.742cm" svg:x="4.798cm" svg:y="0.404cm"><draw:text-box><text:p>E0</text:p></draw:text-box></draw:frame><draw:frame text:anchor-type="paragraph" draw:z-index="24" draw:style-name="gr14" svg:width="1.033cm" svg:height="0.742cm" svg:x="6.835cm" svg:y="0.404cm"><draw:text-box><text:p>E0</text:p></draw:text-box></draw:frame><draw:frame text:anchor-type="paragraph" draw:z-index="23" draw:style-name="gr14" svg:width="1.033cm" svg:height="0.742cm" svg:x="8.719cm" svg:y="0.404cm"><draw:text-box><text:p>E0</text:p></draw:text-box></draw:frame><draw:frame text:anchor-type="paragraph" draw:z-index="22" draw:style-name="gr14" svg:width="1.033cm" svg:height="0.742cm" svg:x="10.841cm" svg:y="0.43cm"><draw:text-box><text:p>E0</text:p></draw:text-box></draw:frame><draw:line text:anchor-type="paragraph" draw:z-index="35" draw:style-name="gr17" draw:text-style-name="P17" svg:x1="8.719cm" svg:y1="0.404cm" svg:x2="9.218cm" svg:y2="0.404cm"><text:p/></draw:line><draw:line text:anchor-type="paragraph" draw:z-index="36" draw:style-name="gr17" draw:text-style-name="P17" svg:x1="10.841cm" svg:y1="0.43cm" svg:x2="11.34cm" svg:y2="0.43cm"><text:p/></draw:line></text:p>
      <text:p text:style-name="P3"><draw:frame text:anchor-type="paragraph" draw:z-index="26" draw:style-name="gr14" svg:width="1.033cm" svg:height="0.742cm" svg:x="6.877cm" svg:y="4.399cm"><draw:text-box><text:p>E2</text:p></draw:text-box></draw:frame><draw:frame text:anchor-type="paragraph" draw:z-index="27" draw:style-name="gr14" svg:width="1.033cm" svg:height="0.742cm" svg:x="8.962cm" svg:y="4.399cm"><draw:text-box><text:p>E2</text:p></draw:text-box></draw:frame><draw:frame text:anchor-type="paragraph" draw:z-index="28" draw:style-name="gr14" svg:width="1.033cm" svg:height="0.742cm" svg:x="3.722cm" svg:y="3.066cm"><draw:text-box><text:p>E1</text:p></draw:text-box></draw:frame><draw:frame text:anchor-type="paragraph" draw:z-index="29" draw:style-name="gr14" svg:width="1.033cm" svg:height="0.742cm" svg:x="3.695cm" svg:y="1.055cm"><draw:text-box><text:p>E1</text:p></draw:text-box></draw:frame></text:p>
      <text:p text:style-name="P3"><draw:custom-shape text:anchor-type="paragraph" draw:z-index="32" draw:style-name="gr15" svg:width="1.112cm" svg:height="3.44cm" svg:x="6.75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16" svg:width="2.911cm" svg:height="1.456cm" svg:x="4.957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8" draw:style-name="gr19" draw:text-style-name="P17" svg:width="1.704cm" svg:height="1.271cm" draw:transform="rotate (2.54154845675414) translate (11.8727361111111cm 1.81151388888889cm)" svg:viewBox="0 0 1705 1272" svg:d="m0 0h1218c1218 0-234 1250-219 1272l-15-22"><text:p/></draw:path><draw:path text:anchor-type="paragraph" draw:z-index="49" draw:style-name="gr19" draw:text-style-name="P17" svg:width="0.987cm" svg:height="1.09cm" draw:transform="rotate (0.44313909708136) translate (4.76406665577305cm 0.641039953876873cm)" svg:viewBox="0 0 988 1091" svg:d="m0 1091c1728 0 664-1091 664-1091l-11 24"><text:p/></draw:path></text:p>
      <text:p text:style-name="P3"/>
      <text:p text:style-name="P3"/>
      <text:p text:style-name="P3"><draw:rect text:anchor-type="paragraph" draw:z-index="18" draw:style-name="gr13" draw:text-style-name="P17" svg:width="2.001cm" svg:height="2.001cm" svg:x="4.33cm" svg:y="0.452cm"><text:p/></draw:rect></text:p>
      <text:p text:style-name="P3"/>
      <text:p text:style-name="P3"><draw:line text:anchor-type="paragraph" draw:z-index="34" draw:style-name="gr17" draw:text-style-name="P17" svg:x1="3.722cm" svg:y1="0.145cm" svg:x2="4.221cm" svg:y2="0.145cm"><text:p/></draw:line></text:p>
      <text:p text:style-name="P3"/>
      <text:p text:style-name="P3"/>
      <text:p text:style-name="P3"><draw:line text:anchor-type="paragraph" draw:z-index="37" draw:style-name="gr17" draw:text-style-name="P17" svg:x1="4.951cm" svg:y1="0.129cm" svg:x2="5.45cm" svg:y2="0.129cm"><text:p/></draw:line><draw:line text:anchor-type="paragraph" draw:z-index="38" draw:style-name="gr17" draw:text-style-name="P17" svg:x1="10.963cm" svg:y1="0.155cm" svg:x2="11.462cm" svg:y2="0.155cm"><text:p/></draw:line><draw:frame text:anchor-type="paragraph" draw:z-index="30" draw:style-name="gr14" svg:width="1.033cm" svg:height="0.742cm" svg:x="10.963cm" svg:y="0.155cm"><draw:text-box><text:p>E2</text:p></draw:text-box></draw:frame><draw:frame text:anchor-type="paragraph" draw:z-index="25" draw:style-name="gr14" svg:width="1.033cm" svg:height="0.742cm" svg:x="4.951cm" svg:y="0.129cm"><draw:text-box><text:p>E2</text:p></draw:text-box></draw:frame></text:p>
      <text:p text:style-name="P3"><text:tab/><text:tab/><text:tab/></text:p>
      <text:p text:style-name="P3"><text:tab/><text:tab/><text:tab/>3.) Eintragen der Ausgänge die 1 sind ins KV-Diagramm</text:p>
      <text:p text:style-name="P3"><text:tab/><text:tab/><text:tab/>4.) Zusammenfassen der 1 zu Blöcken</text:p>
      <text:p text:style-name="P3"/>
      <text:p text:style-name="P3"><draw:line text:anchor-type="paragraph" draw:z-index="40" draw:style-name="gr18" draw:text-style-name="P17" svg:x1="8.539cm" svg:y1="0.261cm" svg:x2="9.703cm" svg:y2="0.261cm"><text:p/></draw:line><text:tab/><text:tab/><text:tab/><draw:frame draw:style-name="fr4" draw:name="Objekt6" text:anchor-type="as-char" svg:y="-0.436cm" svg:width="4.549cm" svg:height="0.584cm" draw:z-index="39"><draw:object xlink:href="./Object 6" xlink:type="simple" xlink:show="embed" xlink:actuate="onLoad"/><draw:image xlink:href="./ObjectReplacements/Object 6" xlink:type="simple" xlink:show="embed" xlink:actuate="onLoad"/></draw:frame><text:tab/><text:tab/><draw:frame draw:style-name="fr4" draw:name="Objekt7" text:anchor-type="as-char" svg:y="-0.436cm" svg:width="2.554cm" svg:height="0.584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8" draw:name="Objekt13" text:anchor-type="as-char" svg:y="-0.377cm" svg:width="3.11cm" svg:height="0.467cm" draw:z-index="51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draw:line text:anchor-type="paragraph" draw:z-index="43" draw:style-name="gr18" draw:text-style-name="P17" svg:x1="8.513cm" svg:y1="0.245cm" svg:x2="9.677cm" svg:y2="0.245cm"><text:p/></draw:line><text:tab/><text:tab/><text:tab/><draw:frame draw:style-name="fr5" draw:name="Objekt8" text:anchor-type="as-char" svg:y="-0.436cm" svg:width="4.549cm" svg:height="0.584cm" draw:z-index="42"><draw:object xlink:href="./Object 8" xlink:type="simple" xlink:show="embed" xlink:actuate="onLoad"/><draw:image xlink:href="./ObjectReplacements/Object 8" xlink:type="simple" xlink:show="embed" xlink:actuate="onLoad"/></draw:frame><text:tab/><text:tab/><draw:frame draw:style-name="fr5" draw:name="Objekt9" text:anchor-type="as-char" svg:y="-0.436cm" svg:width="2.563cm" svg:height="0.584cm" draw:z-index="4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line text:anchor-type="paragraph" draw:z-index="46" draw:style-name="gr18" draw:text-style-name="P17" svg:x1="8.777cm" svg:y1="0.245cm" svg:x2="9.941cm" svg:y2="0.245cm"><text:p/></draw:line><text:tab/><text:tab/><text:tab/><draw:frame draw:style-name="fr6" draw:name="Objekt10" text:anchor-type="as-char" svg:y="-0.436cm" svg:width="4.831cm" svg:height="0.584cm" draw:z-index="45"><draw:object xlink:href="./Object 10" xlink:type="simple" xlink:show="embed" xlink:actuate="onLoad"/><draw:image xlink:href="./ObjectReplacements/Object 10" xlink:type="simple" xlink:show="embed" xlink:actuate="onLoad"/></draw:frame><text:tab/><draw:frame draw:style-name="fr6" draw:name="Objekt11" text:anchor-type="as-char" svg:y="-0.436cm" svg:width="2.817cm" svg:height="0.584cm" draw:z-index="4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tab/><text:tab/><text:tab/></text:p>
      <text:p text:style-name="P3"><text:tab/><text:tab/><text:tab/><draw:frame draw:style-name="fr7" draw:name="Objekt12" text:anchor-type="as-char" svg:y="-0.436cm" svg:width="3.221cm" svg:height="0.584cm" draw:z-index="50"><draw:object xlink:href="./Object 12" xlink:type="simple" xlink:show="embed" xlink:actuate="onLoad"/><draw:image xlink:href="./ObjectReplacements/Object 12" xlink:type="simple" xlink:show="embed" xlink:actuate="onLoad"/></draw:frame><draw:frame draw:style-name="fr7" draw:name="Objekt14" text:anchor-type="as-char" svg:y="-0.445cm" svg:width="6.957cm" svg:height="0.624cm" draw:z-index="5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text:tab/><text:tab/><text:tab/>→ Für die Teilzusammenfassungen werden AND-Bausteine benutzt und für </text:p>
      <text:p text:style-name="P3"><text:tab/><text:tab/><text:tab/> <text:s text:c="4"/>die Gesamtgleichung OR-Bausteine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09-21T08:25:15</meta:creation-date>
    <meta:generator>LibreOffice/3.4$Linux LibreOffice_project/340m1$Build-402</meta:generator>
    <dc:date>2013-03-15T09:58:52</dc:date>
    <dc:creator>Markus Freitag</dc:creator>
    <meta:editing-duration>PT9H39M4S</meta:editing-duration>
    <meta:editing-cycles>6</meta:editing-cycles>
    <meta:document-statistic meta:table-count="6" meta:image-count="0" meta:object-count="14" meta:page-count="4" meta:paragraph-count="168" meta:word-count="279" meta:character-count="1461" meta:non-whitespace-character-count="1213"/>
  </office:meta>
</office:document-meta>
</file>

<file path=Object 1/content.xml><?xml version="1.0" encoding="utf-8"?>
<math xmlns="http://www.w3.org/1998/Math/MathML">
  <semantics>
    <mrow>
      <mrow>
        <mrow>
          <mi mathvariant="italic">E1</mi>
          <mo stretchy="false">∧</mo>
          <mi mathvariant="italic">E2</mi>
        </mrow>
        <mo stretchy="false">=</mo>
        <mi>A</mi>
      </mrow>
    </mrow>
    <annotation encoding="StarMath 5.0">E1 and E2 = A</annotation>
  </semantics>
</math>
</file>

<file path=Object 10/content.xml><?xml version="1.0" encoding="utf-8"?>
<math xmlns="http://www.w3.org/1998/Math/MathML">
  <semantics>
    <mrow>
      <mrow>
        <mi mathvariant="italic">A3</mi>
        <mo stretchy="false">=</mo>
        <mrow>
          <mrow>
            <mrow>
              <mi mathvariant="italic">E1</mi>
              <mo stretchy="false">∧</mo>
              <mrow>
                <mo stretchy="false">¬</mo>
                <mi mathvariant="italic">E2</mi>
              </mrow>
            </mrow>
            <mo stretchy="false">∧</mo>
            <mi mathvariant="italic">E0</mi>
          </mrow>
          <mo stretchy="false">∧</mo>
          <mrow>
            <mo stretchy="false">¬</mo>
            <mi mathvariant="italic">E0</mi>
          </mrow>
        </mrow>
      </mrow>
    </mrow>
    <annotation encoding="StarMath 5.0">A3 = E1 and neg E2 and E0 and neg E0</annotation>
  </semantics>
</math>
</file>

<file path=Object 11/content.xml><?xml version="1.0" encoding="utf-8"?>
<math xmlns="http://www.w3.org/1998/Math/MathML">
  <semantics>
    <mrow>
      <mrow>
        <mi mathvariant="italic">A3</mi>
        <mo stretchy="false">=</mo>
        <mrow>
          <mi mathvariant="italic">E1</mi>
          <mo stretchy="false">∧</mo>
          <mrow>
            <mo stretchy="false">¬</mo>
            <mi mathvariant="italic">E2</mi>
          </mrow>
        </mrow>
      </mrow>
    </mrow>
    <annotation encoding="StarMath 5.0">A3 = E1 and neg E2</annotation>
  </semantics>
</math>
</file>

<file path=Object 12/content.xml><?xml version="1.0" encoding="utf-8"?>
<math xmlns="http://www.w3.org/1998/Math/MathML">
  <semantics>
    <mrow>
      <mrow>
        <mi>A</mi>
        <mo stretchy="false">=</mo>
        <mrow>
          <mrow>
            <mi mathvariant="italic">A1</mi>
            <mo stretchy="false">∨</mo>
            <mi mathvariant="italic">A2</mi>
          </mrow>
          <mo stretchy="false">∨</mo>
          <mi mathvariant="italic">A3</mi>
        </mrow>
      </mrow>
    </mrow>
    <annotation encoding="StarMath 5.0">A = A1 or A2 or A3</annotation>
  </semantics>
</math>
</file>

<file path=Object 13/content.xml><?xml version="1.0" encoding="utf-8"?>
<math xmlns="http://www.w3.org/1998/Math/MathML">
  <semantics>
    <mrow>
      <mrow>
        <mrow>
          <mo stretchy="false">¬</mo>
          <mi mathvariant="italic">E1</mi>
        </mrow>
        <mo stretchy="false">=</mo>
        <mi mathvariant="italic">E1</mi>
      </mrow>
      <mi mathvariant="italic">negiert</mi>
    </mrow>
    <annotation encoding="StarMath 5.0">neg E1 = E1 negiert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row>
            <mrow>
              <mo stretchy="false">(</mo>
              <mrow>
                <mrow>
                  <mi mathvariant="italic">E0</mi>
                  <mo stretchy="false">∧</mo>
                  <mi mathvariant="italic">E1</mi>
                </mrow>
              </mrow>
              <mo stretchy="false">)</mo>
            </mrow>
            <mo stretchy="false">∨</mo>
            <mrow>
              <mo stretchy="false">(</mo>
              <mrow>
                <mrow>
                  <mi mathvariant="italic">E0</mi>
                  <mo stretchy="false">∧</mo>
                  <mi mathvariant="italic">E2</mi>
                </mrow>
              </mrow>
              <mo stretchy="false">)</mo>
            </mrow>
          </mrow>
          <mo stretchy="false">∨</mo>
          <mrow>
            <mo stretchy="false">(</mo>
            <mrow>
              <mrow>
                <mi mathvariant="italic">E1</mi>
                <mo stretchy="false">∧</mo>
                <mrow>
                  <mo stretchy="false">¬</mo>
                  <mi mathvariant="italic">E2</mi>
                </mrow>
              </mrow>
            </mrow>
            <mo stretchy="false">)</mo>
          </mrow>
        </mrow>
      </mrow>
    </mrow>
    <annotation encoding="StarMath 5.0">A = (E0 and E1) or (E0 and E2) or (E1 and neg E2)</annotation>
  </semantics>
</math>
</file>

<file path=Object 2/content.xml><?xml version="1.0" encoding="utf-8"?>
<math xmlns="http://www.w3.org/1998/Math/MathML">
  <semantics>
    <mrow>
      <mrow>
        <mrow>
          <mi mathvariant="italic">E1</mi>
          <mo stretchy="false">∧</mo>
          <mi mathvariant="italic">E2</mi>
        </mrow>
        <mo stretchy="false">=</mo>
        <mi>A</mi>
      </mrow>
    </mrow>
    <annotation encoding="StarMath 5.0">E1 and E2 = A </annotation>
  </semantics>
</math>
</file>

<file path=Object 3/content.xml><?xml version="1.0" encoding="utf-8"?>
<math xmlns="http://www.w3.org/1998/Math/MathML">
  <semantics>
    <mrow>
      <mrow>
        <mrow>
          <mi mathvariant="italic">E1</mi>
          <mo stretchy="false">∨</mo>
          <mi mathvariant="italic">E2</mi>
        </mrow>
        <mo stretchy="false">=</mo>
        <mi>A</mi>
      </mrow>
    </mrow>
    <annotation encoding="StarMath 5.0">E1 or E2 = A</annotation>
  </semantics>
</math>
</file>

<file path=Object 4/content.xml><?xml version="1.0" encoding="utf-8"?>
<math xmlns="http://www.w3.org/1998/Math/MathML">
  <semantics>
    <mrow>
      <mrow>
        <mrow>
          <mi mathvariant="italic">E1</mi>
          <mo stretchy="false">∨</mo>
          <mi mathvariant="italic">E2</mi>
        </mrow>
        <mo stretchy="false">=</mo>
        <mi>A</mi>
      </mrow>
    </mrow>
    <annotation encoding="StarMath 5.0">E1 or E2 = A</annotation>
  </semantics>
</math>
</file>

<file path=Object 5/content.xml><?xml version="1.0" encoding="utf-8"?>
<math xmlns="http://www.w3.org/1998/Math/MathML">
  <semantics>
    <mrow>
      <mrow>
        <mrow>
          <mo stretchy="false">¬</mo>
          <mi mathvariant="italic">E1</mi>
        </mrow>
        <mo stretchy="false">=</mo>
        <mi>A</mi>
      </mrow>
    </mrow>
    <annotation encoding="StarMath 5.0">neg E1 = A </annotation>
  </semantics>
</math>
</file>

<file path=Object 6/content.xml><?xml version="1.0" encoding="utf-8"?>
<math xmlns="http://www.w3.org/1998/Math/MathML">
  <semantics>
    <mrow>
      <mrow>
        <mi mathvariant="italic">A1</mi>
        <mo stretchy="false">=</mo>
        <mrow>
          <mrow>
            <mrow>
              <mi mathvariant="italic">E0</mi>
              <mo stretchy="false">∧</mo>
              <mi mathvariant="italic">E1</mi>
            </mrow>
            <mo stretchy="false">∧</mo>
            <mrow>
              <mo stretchy="false">¬</mo>
              <mi mathvariant="italic">E2</mi>
            </mrow>
          </mrow>
          <mo stretchy="false">∧</mo>
          <mi mathvariant="italic">E2</mi>
        </mrow>
      </mrow>
    </mrow>
    <annotation encoding="StarMath 5.0">A1 = E0 and E1 and neg E2 and E2
 </annotation>
  </semantics>
</math>
</file>

<file path=Object 7/content.xml><?xml version="1.0" encoding="utf-8"?>
<math xmlns="http://www.w3.org/1998/Math/MathML">
  <semantics>
    <mrow>
      <mrow>
        <mi mathvariant="italic">A1</mi>
        <mo stretchy="false">=</mo>
        <mrow>
          <mi mathvariant="italic">E0</mi>
          <mo stretchy="false">∧</mo>
          <mi mathvariant="italic">E1</mi>
        </mrow>
      </mrow>
    </mrow>
    <annotation encoding="StarMath 5.0">A1 = E0 and E1</annotation>
  </semantics>
</math>
</file>

<file path=Object 8/content.xml><?xml version="1.0" encoding="utf-8"?>
<math xmlns="http://www.w3.org/1998/Math/MathML">
  <semantics>
    <mrow>
      <mrow>
        <mi mathvariant="italic">A2</mi>
        <mo stretchy="false">=</mo>
        <mrow>
          <mrow>
            <mrow>
              <mi mathvariant="italic">E0</mi>
              <mo stretchy="false">∧</mo>
              <mi mathvariant="italic">E1</mi>
            </mrow>
            <mo stretchy="false">∧</mo>
            <mrow>
              <mo stretchy="false">¬</mo>
              <mi mathvariant="italic">E1</mi>
            </mrow>
          </mrow>
          <mo stretchy="false">∧</mo>
          <mi mathvariant="italic">E2</mi>
        </mrow>
      </mrow>
    </mrow>
    <annotation encoding="StarMath 5.0">A2 = E0 and E1 and neg E1 and E2</annotation>
  </semantics>
</math>
</file>

<file path=Object 9/content.xml><?xml version="1.0" encoding="utf-8"?>
<math xmlns="http://www.w3.org/1998/Math/MathML">
  <semantics>
    <mrow>
      <mrow>
        <mi mathvariant="italic">A1</mi>
        <mo stretchy="false">=</mo>
        <mrow>
          <mi mathvariant="italic">E0</mi>
          <mo stretchy="false">∧</mo>
          <mi mathvariant="italic">E2</mi>
        </mrow>
      </mrow>
    </mrow>
    <annotation encoding="StarMath 5.0">A1 = E0 and E2</annotation>
  </semantics>
</math>
</file>